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2c6d" officeooo:paragraph-rsid="000e2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lo From Faruk Ov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7:01:28.300390776</meta:creation-date>
    <dc:date>2020-02-17T17:02:00.723774101</dc:date>
    <meta:editing-duration>PT33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6.0.7.3$Linux_X86_64 LibreOffice_project/00m0$Build-3</meta:generator>
  </office:meta>
</office:document-meta>
</file>